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normal" officeooo:rsid="000b4dff" officeooo:paragraph-rsid="000b4dff"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0b4dff" officeooo:paragraph-rsid="000b4dff" style:font-size-asian="14pt" style:font-weight-asian="normal" style:font-size-complex="16pt" style:font-weight-complex="normal"/>
    </style:style>
    <style:style style:name="P4" style:family="paragraph" style:parent-style-name="Standard">
      <style:paragraph-properties fo:text-align="center" style:justify-single-word="false"/>
      <style:text-properties fo:font-size="16pt" fo:font-weight="normal" officeooo:rsid="000e3d41" officeooo:paragraph-rsid="000e3d41"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0e3d41" officeooo:paragraph-rsid="000e3d41" style:font-size-asian="14pt" style:font-weight-asian="normal" style:font-size-complex="16pt" style:font-weight-complex="normal"/>
    </style:style>
    <style:style style:name="P6" style:family="paragraph" style:parent-style-name="Standard">
      <style:paragraph-properties fo:text-align="center" style:justify-single-word="false" fo:break-before="page"/>
      <style:text-properties fo:font-size="16pt" fo:font-weight="normal" officeooo:rsid="0017c1f8" officeooo:paragraph-rsid="0017c1f8"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normal" officeooo:rsid="0017c1f8" officeooo:paragraph-rsid="0017c1f8" style:font-size-asian="14pt" style:font-weight-asian="normal" style:font-size-complex="16pt" style:font-weight-complex="normal"/>
    </style:style>
    <style:style style:name="P8" style:family="paragraph" style:parent-style-name="Standard">
      <style:paragraph-properties fo:text-align="center" style:justify-single-word="false" fo:break-before="page"/>
      <style:text-properties fo:font-size="16pt" fo:font-weight="normal" officeooo:rsid="001e9ed3" officeooo:paragraph-rsid="001e9ed3"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weight="normal" officeooo:rsid="001e9ed3" officeooo:paragraph-rsid="001e9ed3" style:font-size-asian="14pt" style:font-weight-asian="normal" style:font-size-complex="16pt" style:font-weight-complex="normal"/>
    </style:style>
    <style:style style:name="P10" style:family="paragraph" style:parent-style-name="Standard">
      <style:paragraph-properties fo:text-align="center" style:justify-single-word="false"/>
      <style:text-properties fo:font-size="32pt" fo:font-weight="bold" officeooo:rsid="000b4dff" officeooo:paragraph-rsid="000b4dff" style:font-size-asian="32pt" style:font-weight-asian="bold" style:font-size-complex="32pt" style:font-weight-complex="bold"/>
    </style:style>
    <style:style style:name="P11" style:family="paragraph" style:parent-style-name="Standard">
      <style:paragraph-properties fo:text-align="start" style:justify-single-word="false"/>
      <style:text-properties fo:font-size="12pt" fo:font-weight="normal" officeooo:rsid="0017c1f8" officeooo:paragraph-rsid="0017c1f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55719" officeooo:paragraph-rsid="000e3d41"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6pt" fo:font-weight="normal" officeooo:rsid="0021abd1" officeooo:paragraph-rsid="0021abd1" style:font-size-asian="14pt" style:font-weight-asian="normal" style:font-size-complex="16pt" style:font-weight-complex="normal"/>
    </style:style>
    <style:style style:name="P14" style:family="paragraph" style:parent-style-name="Standard">
      <style:paragraph-properties fo:text-align="center" style:justify-single-word="false" fo:break-before="page"/>
      <style:text-properties fo:font-size="16pt" fo:font-weight="normal" officeooo:rsid="0021abd1" officeooo:paragraph-rsid="0021abd1"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2pt" fo:font-weight="normal" officeooo:rsid="0021abd1" officeooo:paragraph-rsid="0021abd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25a898" officeooo:paragraph-rsid="0025a898"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274f98" officeooo:paragraph-rsid="00274f98" style:font-size-asian="10.5pt" style:font-weight-asian="bold" style:font-size-complex="12pt" style:font-weight-complex="bold"/>
    </style:style>
    <style:style style:name="T1" style:family="text">
      <style:text-properties fo:font-size="12pt" officeooo:rsid="0010b823" style:font-size-asian="10.5pt" style:font-size-complex="12pt"/>
    </style:style>
    <style:style style:name="T2" style:family="text">
      <style:text-properties fo:font-size="12pt" officeooo:rsid="0010c518" style:font-size-asian="10.5pt" style:font-size-complex="12pt"/>
    </style:style>
    <style:style style:name="T3" style:family="text">
      <style:text-properties fo:font-size="12pt" officeooo:rsid="0011c93a" style:font-size-asian="10.5pt" style:font-size-complex="12pt"/>
    </style:style>
    <style:style style:name="T4" style:family="text">
      <style:text-properties fo:font-size="12pt" officeooo:rsid="00138818" style:font-size-asian="10.5pt" style:font-size-complex="12pt"/>
    </style:style>
    <style:style style:name="T5" style:family="text">
      <style:text-properties fo:font-size="12pt" officeooo:rsid="00155719" style:font-size-asian="10.5pt" style:font-size-complex="12pt"/>
    </style:style>
    <style:style style:name="T6" style:family="text">
      <style:text-properties officeooo:rsid="00169e03"/>
    </style:style>
    <style:style style:name="T7" style:family="text">
      <style:text-properties officeooo:rsid="00193785"/>
    </style:style>
    <style:style style:name="T8" style:family="text">
      <style:text-properties officeooo:rsid="001a4792"/>
    </style:style>
    <style:style style:name="T9" style:family="text">
      <style:text-properties officeooo:rsid="001a660b"/>
    </style:style>
    <style:style style:name="T10" style:family="text">
      <style:text-properties officeooo:rsid="001bd189"/>
    </style:style>
    <style:style style:name="T11" style:family="text">
      <style:text-properties officeooo:rsid="001c3349"/>
    </style:style>
    <style:style style:name="T12" style:family="text">
      <style:text-properties officeooo:rsid="0021e0e9"/>
    </style:style>
    <style:style style:name="T13" style:family="text">
      <style:text-properties officeooo:rsid="0023da4d"/>
    </style:style>
    <style:style style:name="T14" style:family="text">
      <style:text-properties fo:font-weight="normal" style:font-weight-asian="normal" style:font-weight-complex="normal"/>
    </style:style>
    <style:style style:name="T15" style:family="text">
      <style:text-properties fo:font-weight="normal" officeooo:rsid="00274f98" style:font-weight-asian="normal" style:font-weight-complex="normal"/>
    </style:style>
    <style:style style:name="T16" style:family="text">
      <style:text-properties fo:font-weight="normal" officeooo:rsid="002a5203" style:font-weight-asian="normal" style:font-weight-complex="normal"/>
    </style:style>
    <style:style style:name="T17" style:family="text">
      <style:text-properties fo:font-weight="normal" officeooo:rsid="002baad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0">TAELUS</text:p>
      <text:p text:style-name="P2">Rules and Guide</text:p>
      <text:p text:style-name="P2">202<text:span text:style-name="T9">4</text:span> Editio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Overview</text:p>
      <text:p text:style-name="P5"/>
      <text:p text:style-name="P5"><text:tab/><text:span text:style-name="T1">Thank you for reading this. The world of Taelus was an invention of mine dating back to the early 2000’s, while I was still in high school. The original vision was for a trilogy of role-playing games created using RPG Maker 2000. One of my first forays into </text:span><text:span text:style-name="T2">game development, it was heavily influenced by Final Fantasy 3 on the Super Nintendo System. Originally known as X: Revolution (a title I now cringe at), or X: Book I-III, The story told of the prince of Gradia who is secretly exiled by his father’s advisor while he usurps the throne. It comes to light that </text:span><text:span text:style-name="T3">the advisor, Obsidius, is being controlled through a twisted magical orb in the nation of Skodia. As the player fights his way back to face Obsidius a great war rages between the other nation of Florence against Skodia after the sages of Florence have figured out the secret plot. At the end the player has defeated Obsidius, but the player </text:span><text:span text:style-name="T4">has to witness the enslavement of the Skodian people as retribution to their perceived alliance with Obsidius, the Dark God.</text:span></text:p>
      <text:p text:style-name="P5"><text:span text:style-name="T4"><text:tab/></text:span><text:span text:style-name="T5">The game was never completed. I had begun working on it again in 2004 while taking a computer repair course at the Institute of Technology in Modesto, CA but lost my momentum when the text file with the entire story on it was lost to a computer crash. As time went on I begun to develop more stories that were set in the land of Taelus. Some of them became completed projects (Wizards of Lor, Deepbolt Keep) but the larger projects were never completed (Paprii Knight for one).</text:span></text:p>
      <text:p text:style-name="P12"><text:tab/>While living in Salt Lake City around 2010/2011 I had thought of the idea of ‘Taelus’ as a freeform role-playing game. A game where players were just free to try and survive in a world around them. Inspired by my favorite role-playing game Morrowind, <text:span text:style-name="T6">the idea of an open world that the player could explore and possibly ‘fix’ the issues that later Elder Scrolls games were weighed down by, Taelus would be my expression of what I would love to play.</text:span></text:p>
      <text:p text:style-name="P8">Table of Contents</text:p>
      <text:p text:style-name="P9"/>
      <text:p text:style-name="P6"><text:span text:style-name="T7">Backs</text:span>tory</text:p>
      <text:p text:style-name="P7"/>
      <text:p text:style-name="P11"><text:tab/>For eons Obsidius watched as worlds were created. As those around him, who had learned the secret words, would summon the builders to construct worlds of their choices. <text:span text:style-name="T8">Upon finally learning the words himself, words unable to be properly spoken by any human, he summoned the builders who begun to create a world for him...Taelus. </text:span></text:p>
      <text:p text:style-name="P11"><text:tab/><text:span text:style-name="T8">Obsidius had become a God. A goal he had striven for for thousands of years. </text:span><text:span text:style-name="T10">Obsidius watched as his world began to thrive, yet he became jealous that they had no knowledge of himself. Obsidius tried to make himself known to his creation but couldn’t. He then began to notice his world began to die. The earth was becoming less fertile. The seas were becoming saltier. The warmth of the sun grew colder. His planet began to die. In what is called the Age of Darkness, people began to get sick and die off in droves. Obsidius began to panic and once again uttered the secret words.</text:span></text:p>
      <text:p text:style-name="P11"><text:tab/><text:span text:style-name="T10">The builders returned to find Obsidius begging them to help his world. They inquired as to where his orbs were only to find Obsidius had none. He was not a God, just a spectre. They then created a new set of orbs and sent one of their own down to place them. </text:span><text:span text:style-name="T11">Sacrificing himself he touched down on Taelus and went about placing the orbs across the planet slowly disintegrating in the process. After placing the last Orb, he then vanished. </text:span></text:p>
      <text:p text:style-name="P11"><text:tab/><text:span text:style-name="T11">Committing a grave sin the Builders then locked up Obsidius and looked towards Taelus to find a replacement. There they found </text:span><text:span text:style-name="T12">a dying king who was respected among his subjects. Paleus served his people well and committed multiple acts of generosity. As his eyes closed on Taelus they opened to a great light and the voice of the builders. Paleus agreed to help and became the defacto God while he waited for his time then to end and his entrance into eternal paradise. One day a child would be born... </text:span></text:p>
      <text:p text:style-name="P14">Character Backgrounds</text:p>
      <text:p text:style-name="P13"/>
      <text:p text:style-name="P15"><text:tab/><text:span text:style-name="T13">The character backgrounds that the player will be able to choose. Each background comes with skills that the player will start off with, and ‘negative’ skills. Also sets the starting clothing/armor and money.</text:span></text:p>
      <text:p text:style-name="P15"/>
      <text:p text:style-name="P16">Orphan<text:span text:style-name="T14">:</text:span></text:p>
      <text:p text:style-name="P16"><text:span text:style-name="T14"><text:tab/></text:span><text:span text:style-name="T15">Your parentage is unknown. You were raised in an orphanage until you were thirteen. Then your life on the streets began.</text:span></text:p>
      <text:p text:style-name="P17"><text:span text:style-name="T14">Proficient Skills: Speechcraft, Unarmored, </text:span><text:span text:style-name="T16">Defense</text:span></text:p>
      <text:p text:style-name="P17"><text:span text:style-name="T14">Staring Money: 5 Copper</text:span></text:p>
      <text:p text:style-name="P17"><text:span text:style-name="T14"/></text:p>
      <text:p text:style-name="P17">Squire:</text:p>
      <text:p text:style-name="P17"><text:span text:style-name="T14"><text:tab/></text:span><text:span text:style-name="T17">The child of a wealthy family, you became a squire to a knight at a young age. Years of hard work have paid off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09:55:13.809171909</meta:creation-date>
    <meta:generator>LibreOffice/7.3.7.2$Linux_X86_64 LibreOffice_project/30$Build-2</meta:generator>
    <dc:date>2023-12-04T13:32:15.039479813</dc:date>
    <meta:editing-duration>PT5H9M3S</meta:editing-duration>
    <meta:editing-cycles>24</meta:editing-cycles>
    <meta:document-statistic meta:table-count="0" meta:image-count="0" meta:object-count="0" meta:page-count="5" meta:paragraph-count="21" meta:word-count="788" meta:character-count="4434" meta:non-whitespace-character-count="3653"/>
  </office:meta>
</office:document-meta>
</file>